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swiss"/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3.6999998092651pt" officeooo:rsid="000319fe" officeooo:paragraph-rsid="000319fe" style:font-name-asian="AR PL UKai CN" style:font-size-asian="12pt" style:font-size-complex="13.6999998092651pt"/>
    </style:style>
    <style:style style:name="P2" style:family="paragraph" style:parent-style-name="Standard">
      <style:paragraph-properties fo:text-align="center" style:justify-single-word="false"/>
      <style:text-properties fo:font-size="27.3999996185303pt" officeooo:rsid="000319fe" officeooo:paragraph-rsid="000319fe" style:font-name-asian="AR PL UKai CN" style:font-size-asian="24pt" style:font-size-complex="27.399999618530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t-Thread_GUI</text:p>
      <text:p text:style-name="P1">簡介：</text:p>
      <text:p text:style-name="P1"><text:tab/>專門用於''嵌入式小型設備''的GUI，傳統多窗口式GUI上加入''面板''的概 <text:s text:c="19"/>念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family-generic="swiss"/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Fallback1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Fallback1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Fallback1" style:font-family-complex="'Droid Sans Fallback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4:35:17.284435679</meta:creation-date>
    <dc:date>2016-11-09T21:45:42.533645024</dc:date>
    <meta:editing-duration>P1DT6H55M15S</meta:editing-duration>
    <meta:editing-cycles>1</meta:editing-cycles>
    <meta:document-statistic meta:table-count="0" meta:image-count="0" meta:object-count="0" meta:page-count="1" meta:paragraph-count="3" meta:word-count="38" meta:character-count="79" meta:non-whitespace-character-count="58"/>
    <meta:generator>LibreOffice/4.2.8.2$Linux_X86_64 LibreOffice_project/420m0$Build-2</meta:generator>
  </office:meta>
</office:document-meta>
</file>